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07in"/>
    </style:style>
    <style:style style:name="co2" style:family="table-column">
      <style:table-column-properties fo:break-before="auto" style:column-width="0.5854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78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2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Exercise11.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SrNo</text:p>
          </table:table-cell>
          <table:table-cell table:style-name="ce1" office:value-type="string">
            <text:p>Data X</text:p>
          </table:table-cell>
          <table:table-cell table:style-name="ce1" office:value-type="string">
            <text:p>h(X)=x mod 8</text:p>
          </table:table-cell>
          <table:table-cell table:style-name="ce1" office:value-type="string">
            <text:p>DEC2BIN(Number;places)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MOD([.B2]; 8)" office:value-type="float" office:value="2">
            <text:p>2</text:p>
          </table:table-cell>
          <table:table-cell table:style-name="ce1" table:formula="of:=DEC2BIN([.C2];3)" office:value-type="string" office:string-value="010">
            <text:p>010</text:p>
          </table:table-cell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MOD([.B3]; 8)" office:value-type="float" office:value="3">
            <text:p>3</text:p>
          </table:table-cell>
          <table:table-cell table:style-name="ce1" table:formula="of:=DEC2BIN([.C3];3)" office:value-type="string" office:string-value="011">
            <text:p>011</text:p>
          </table:table-cell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table:formula="of:=MOD([.B4]; 8)" office:value-type="float" office:value="5">
            <text:p>5</text:p>
          </table:table-cell>
          <table:table-cell table:style-name="ce1" table:formula="of:=DEC2BIN([.C4];3)" office:value-type="string" office:string-value="101">
            <text:p>101</text:p>
          </table:table-cell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table:formula="of:=MOD([.B5]; 8)" office:value-type="float" office:value="7">
            <text:p>7</text:p>
          </table:table-cell>
          <table:table-cell table:style-name="ce1" table:formula="of:=DEC2BIN([.C5];3)" office:value-type="string" office:string-value="111">
            <text:p>111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table:formula="of:=MOD([.B6]; 8)" office:value-type="float" office:value="3">
            <text:p>3</text:p>
          </table:table-cell>
          <table:table-cell table:style-name="ce1" table:formula="of:=DEC2BIN([.C6];3)" office:value-type="string" office:string-value="011">
            <text:p>011</text:p>
          </table:table-cell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table:formula="of:=MOD([.B7]; 8)" office:value-type="float" office:value="1">
            <text:p>1</text:p>
          </table:table-cell>
          <table:table-cell table:style-name="ce1" table:formula="of:=DEC2BIN([.C7];3)" office:value-type="string" office:string-value="001">
            <text:p>001</text:p>
          </table:table-cell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 table:style-name="ce1" table:formula="of:=MOD([.B8]; 8)" office:value-type="float" office:value="3">
            <text:p>3</text:p>
          </table:table-cell>
          <table:table-cell table:style-name="ce1" table:formula="of:=DEC2BIN([.C8];3)" office:value-type="string" office:string-value="011">
            <text:p>011</text:p>
          </table:table-cell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table:formula="of:=MOD([.B9]; 8)" office:value-type="float" office:value="7">
            <text:p>7</text:p>
          </table:table-cell>
          <table:table-cell table:style-name="ce1" table:formula="of:=DEC2BIN([.C9];3)" office:value-type="string" office:string-value="111">
            <text:p>111</text:p>
          </table:table-cell>
          <table:table-cell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table:formula="of:=MOD([.B10]; 8)" office:value-type="float" office:value="5">
            <text:p>5</text:p>
          </table:table-cell>
          <table:table-cell table:style-name="ce1" table:formula="of:=DEC2BIN([.C10];3)" office:value-type="string" office:string-value="101">
            <text:p>101</text:p>
          </table:table-cell>
          <table:table-cell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table:formula="of:=MOD([.B11]; 8)" office:value-type="float" office:value="7">
            <text:p>7</text:p>
          </table:table-cell>
          <table:table-cell table:style-name="ce1" table:formula="of:=DEC2BIN([.C11];3)" office:value-type="string" office:string-value="111">
            <text:p>111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style-name="ce1" table:formula="of:=MOD([.B12]; 8)" office:value-type="float" office:value="3">
            <text:p>3</text:p>
          </table:table-cell>
          <table:table-cell table:style-name="ce1" table:formula="of:=DEC2BIN([.C12];3)" office:value-type="string" office:string-value="011">
            <text:p>011</text:p>
          </table:table-cell>
          <table:table-cell office:value-type="string">
            <text:p>Extra entry to discuss chaining</text:p>
          </table:table-cell>
        </table:table-row>
        <table:table-row table:style-name="ro2" table:number-rows-repeated="65523">
          <table:table-cell table:number-columns-repeated="5"/>
        </table:table-row>
        <table:table-row table:style-name="ro2">
          <table:table-cell table:number-columns-repeated="2"/>
          <table:table-cell/>
          <table:table-cell table:formula="of:=DEC2BIN([.C65536])" office:value-type="string" office:string-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9/02/2015</text:date>, <text:time>16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9-02T12:55:00</meta:creation-date>
    <dc:date>2015-09-02T16:05:04</dc:date>
    <meta:editing-duration>PT03H10M04S</meta:editing-duration>
    <meta:editing-cycles>12</meta:editing-cycles>
    <meta:generator>OpenOffice.org/3.1$Linux OpenOffice.org_project/310m19$Build-9420</meta:generator>
    <meta:document-statistic meta:table-count="3" meta:cell-count="51" meta:object-count="0"/>
  </office:meta>
</office:document-meta>
</file>